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Liberation Mono" officeooo:rsid="00133180" officeooo:paragraph-rsid="00133180"/>
    </style:style>
    <style:style style:name="P2" style:family="paragraph" style:parent-style-name="Standard">
      <style:text-properties style:font-name="Liberation Mono" officeooo:rsid="00133180" officeooo:paragraph-rsid="00147859"/>
    </style:style>
    <style:style style:name="P3" style:family="paragraph" style:parent-style-name="Standard">
      <style:text-properties style:font-name="Liberation Mono" officeooo:rsid="00133180" officeooo:paragraph-rsid="0015422b"/>
    </style:style>
    <style:style style:name="P4" style:family="paragraph" style:parent-style-name="Standard">
      <style:text-properties style:font-name="Liberation Mono" officeooo:rsid="0015422b" officeooo:paragraph-rsid="0015422b"/>
    </style:style>
    <style:style style:name="P5" style:family="paragraph" style:parent-style-name="Standard">
      <style:text-properties style:font-name="Liberation Mono" officeooo:rsid="0016af6c" officeooo:paragraph-rsid="0016af6c"/>
    </style:style>
    <style:style style:name="T1" style:family="text">
      <style:text-properties officeooo:rsid="00133180"/>
    </style:style>
    <style:style style:name="T2" style:family="text">
      <style:text-properties officeooo:rsid="00147859"/>
    </style:style>
    <style:style style:name="T3" style:family="text">
      <style:text-properties officeooo:rsid="00156efc"/>
    </style:style>
    <style:style style:name="T4" style:family="text">
      <style:text-properties officeooo:rsid="0016af6c"/>
    </style:style>
    <style:style style:name="T5" style:family="text">
      <style:text-properties officeooo:rsid="0018618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Atividade 3:</text:p>
      <text:p text:style-name="P5"><text:tab/>Atividade de abordagem sistêmica de questões associadas a empresas de base tecnológica</text:p>
      <text:p text:style-name="P5"/>
      <text:p text:style-name="P5">Alunos: </text:p>
      <text:p text:style-name="P5"><text:tab/>Enris Nogare von Tein</text:p>
      <text:p text:style-name="P5"><text:tab/>Juliano Creppo Mendieta</text:p>
      <text:p text:style-name="P5"><text:tab/>João Manoel Pampanini Filho</text:p>
      <text:p text:style-name="P5"><text:tab/>Rodrigo Reis</text:p>
      <text:p text:style-name="P5"><text:tab/>Douglas Zaia Adam</text:p>
      <text:p text:style-name="P1"/>
      <text:p text:style-name="P1"><text:span text:style-name="T5">1) </text:span>Sistema: Processo de seleção de empresas incubadas</text:p>
      <text:p text:style-name="P1">Contexto: Participantes, Empresas incubadoras</text:p>
      <text:p text:style-name="P1"/>
      <text:p text:style-name="P1"><text:span text:style-name="T5">2) </text:span>Entradas: </text:p>
      <text:p text:style-name="P1">- Inscrição do participante;</text:p>
      <text:p text:style-name="P1">- Submissão da idéia;</text:p>
      <text:p text:style-name="P2">- Ideia reestruturada após a avaliação inicial <text:span text:style-name="T2">(Retroalimentação)</text:span>;</text:p>
      <text:p text:style-name="P1">- Entrega de documentos;</text:p>
      <text:p text:style-name="P1">- Ideia reestruturada após apresentação para a Banca <text:span text:style-name="T2">(Retroalimentação)</text:span>;</text:p>
      <text:p text:style-name="P1">- Termo de comprometimento assinado.</text:p>
      <text:p text:style-name="P1"/>
      <text:p text:style-name="P1">Saidas:</text:p>
      <text:p text:style-name="P2">- Resposta da avaliação inicial <text:span text:style-name="T2">(Usada na retroalimentação)</text:span>;</text:p>
      <text:p text:style-name="P3">- Resposta da apresentação para a banca <text:span text:style-name="T2">(Usada na retroalimentação)</text:span>;</text:p>
      <text:p text:style-name="P1">- Início do processo de incubação (Saida final e objetivo do sistema).</text:p>
      <text:p text:style-name="P1"/>
      <text:p text:style-name="P4">Oportunidades:</text:p>
      <text:p text:style-name="P4">- Oportunidade de ter sua ideia aceita para o processo;</text:p>
      <text:p text:style-name="P4">- Oportunidade de melhorar sua ideia pela retroalimentação;</text:p>
      <text:p text:style-name="P4">- Oportunidade de criar contatos com as pessoas envolvidas no processo.</text:p>
      <text:p text:style-name="P4"/>
      <text:p text:style-name="P4">Riscos:</text:p>
      <text:p text:style-name="P4">- Risco de ter sua ideia não aceita;</text:p>
      <text:p text:style-name="P4">- Risco de sua ideia não ser aprovada nas partes intermediarias do processo de seleção de incubação;</text:p>
      <text:p text:style-name="P4">- Risco de não conseguir tirar proveito do processo em sí como atividade de ganho de experiência.</text:p>
      <text:p text:style-name="P4"/>
      <text:p text:style-name="P4"><text:span text:style-name="T5">3) </text:span>Instanciações:</text:p>
      <text:p text:style-name="P4">- Sistema: <text:span text:style-name="T1"><text:s/>Processo de seleção de empresas incubadas;</text:span></text:p>
      <text:p text:style-name="P4">- Subsistemas: Avaliação inicial da ideia; Apresentação para a banca; Fixação de um termo de compartilhamento entre a empresa incubadora e o participante selecionado;</text:p>
      <text:p text:style-name="P4">- Objetivo: Ter sua id<text:span text:style-name="T3">e</text:span>ia aprovada para o processo de incubação;</text:p>
      <text:p text:style-name="P4">- Subobjetivos: Agregar experiência com o processo; Criar contatos com pessoas da área do projeto; Melhorar sua ideia pela retroalimentação;</text:p>
      <text:p text:style-name="P4">- Constituintes: Participantes, Empresas incubadoras, Avaliadores, <text:soft-page-break/>Banca avaliadora, <text:span text:style-name="T3">Edital de incubação, Inscrição online</text:span>;</text:p>
      <text:p text:style-name="P4">- Relacionamento entre eles: <text:span text:style-name="T3">Empresas incubadoras geram o edital de incubação do qual os participantes devem se adequar para realizar a inscrição online disponibilizada pela incubadora.</text:span> Os participantes devem submeter a ideia para os avaliadores avaliarem, esses devem aprovar ou não a ideia. Caso seja aprovado os participantes apresentam a ideia para a banca avaliadora e essa também deve aprovar ou não o projeto. Caso seja aprovado os participantes começam o proceso de incubação junto à empresa incubadora.</text:p>
      <text:p text:style-name="P4">- Mecanismo de controle: Regras do processo que devem ser seguidas pelos participantes <text:span text:style-name="T3">(Definidas no Edital)</text:span>;</text:p>
      <text:p text:style-name="P4">- Retroalimentação: É feita quando uma ideia é rejeitada pela avaliação inicial ou pela banca avaliadora <text:span text:style-name="T3">quando</text:span> o participante reestrutura a ideia e retorna ao processo com a nova.</text:p>
      <text:p text:style-name="P4">- <text:span text:style-name="T4">Plano de ação: Lê o edital, se inscreve no processo, submete a ideia para avaliação inicial reestruturando em caso de não aprovação, entrega a <text:s/>documentação quando aprovado, apresenta a ideia para a banca reestruturando novamente caso não seja aprovada, analisa e assina o termo de compartilhamento com a empresa incubadora e assim alcançando o objetivo final de inicio do processo de incubaçã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6T14:37:22.064140169</meta:creation-date>
    <dc:date>2016-06-06T15:35:10.497559449</dc:date>
    <meta:editing-duration>PT28M14S</meta:editing-duration>
    <meta:editing-cycles>5</meta:editing-cycles>
    <meta:generator>LibreOffice/4.2.8.2$Linux_X86_64 LibreOffice_project/420m0$Build-2</meta:generator>
    <meta:print-date>2016-06-06T15:34:41.449711182</meta:print-date>
    <meta:document-statistic meta:table-count="0" meta:image-count="0" meta:object-count="0" meta:page-count="2" meta:paragraph-count="39" meta:word-count="447" meta:character-count="2975" meta:non-whitespace-character-count="2557"/>
  </office:meta>
</office:document-meta>
</file>